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pt"/>
    </style:style>
    <style:style style:name="co3" style:family="table-column">
      <style:table-column-properties fo:break-before="auto" style:column-width="72.31pt"/>
    </style:style>
    <style:style style:name="co4" style:family="table-column">
      <style:table-column-properties fo:break-before="auto" style:column-width="88.95pt"/>
    </style:style>
    <style:style style:name="co5" style:family="table-column">
      <style:table-column-properties fo:break-before="auto" style:column-width="88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322.84pt" svg:y="2.83pt">
            <loext:p draw:notify-on-update-of-ranges="Sheet1.B1:Sheet1.B1 Sheet1.B2:Sheet1.B9 Sheet1.C1:Sheet1.C1 Sheet1.C2:Sheet1.C9 Sheet1.B1:Sheet1.B1 Sheet1.B2:Sheet1.B9 Sheet1.D1:Sheet1.D1 Sheet1.D2:Sheet1.D9 Sheet1.B1:Sheet1.B1 Sheet1.B2:Sheet1.B9 Sheet1.E1:Sheet1.E1 Sheet1.E2:Sheet1.E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Theta_I_F</text:p>
          </table:table-cell>
          <table:table-cell office:value-type="string" calcext:value-type="string">
            <text:p>Sex – Implant</text:p>
          </table:table-cell>
          <table:table-cell office:value-type="string" calcext:value-type="string">
            <text:p>Sex – TTR</text:p>
          </table:table-cell>
          <table:table-cell office:value-type="string" calcext:value-type="string">
            <text:p>Implant – TTR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0.577" calcext:value-type="float">
            <text:p>0.577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1" calcext:value-type="float">
            <text:p>0.11</text:p>
          </table:table-cell>
          <table:table-cell office:value-type="float" office:value="0.067" calcext:value-type="float">
            <text:p>0.067</text:p>
          </table:table-cell>
          <table:table-cell office:value-type="float" office:value="0.552" calcext:value-type="float">
            <text:p>0.552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2" calcext:value-type="float">
            <text:p>0.12</text:p>
          </table:table-cell>
          <table:table-cell office:value-type="float" office:value="0.107" calcext:value-type="float">
            <text:p>0.107</text:p>
          </table:table-cell>
          <table:table-cell office:value-type="float" office:value="0.561" calcext:value-type="float">
            <text:p>0.561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5" calcext:value-type="float">
            <text:p>0.15</text:p>
          </table:table-cell>
          <table:table-cell office:value-type="float" office:value="0.575" calcext:value-type="float">
            <text:p>0.5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2" calcext:value-type="float">
            <text:p>0.2</text:p>
          </table:table-cell>
          <table:table-cell office:value-type="float" office:value="0.99" calcext:value-type="float">
            <text:p>0.99</text:p>
          </table:table-cell>
          <table:table-cell office:value-type="float" office:value="0.39" calcext:value-type="float">
            <text:p>0.39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378" calcext:value-type="float">
            <text:p>0.378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312" calcext:value-type="float">
            <text:p>0.312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142" calcext:value-type="float">
            <text:p>0.142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Small correlation between sex – ttr and implant – tt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ta_I_M = 0.1</text:p>
          </table:table-cell>
          <table:table-cell table:number-columns-repeated="4"/>
        </table:table-row>
      </table:table>
      <table:table table:name="Sheet1_2" table:style-name="ta1">
        <table:shapes>
          <draw:frame draw:z-index="0" draw:style-name="gr1" draw:text-style-name="P1" svg:width="453.51pt" svg:height="255.09pt" svg:x="343.16pt" svg:y="2.83pt">
            <loext:p draw:notify-on-update-of-ranges="Sheet1_2.B2:Sheet1_2.B9 Sheet1_2.C1:Sheet1_2.C1 Sheet1_2.C2:Sheet1_2.C9 Sheet1_2.B2:Sheet1_2.B9 Sheet1_2.D1:Sheet1_2.D1 Sheet1_2.D2:Sheet1_2.D9 Sheet1_2.B2:Sheet1_2.B9 Sheet1_2.E1:Sheet1_2.E1 Sheet1_2.E2:Sheet1_2.E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table:number-columns-repeated="2"/>
          <table:table-cell office:value-type="string" calcext:value-type="string">
            <text:p>Sex – Implant</text:p>
          </table:table-cell>
          <table:table-cell office:value-type="string" calcext:value-type="string">
            <text:p>Sex – TTR</text:p>
          </table:table-cell>
          <table:table-cell office:value-type="string" calcext:value-type="string">
            <text:p>Implant – TTR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1" calcext:value-type="float">
            <text:p>0.1</text:p>
          </table:table-cell>
          <table:table-cell office:value-type="float" office:value="0.028" calcext:value-type="float">
            <text:p>0.028</text:p>
          </table:table-cell>
          <table:table-cell office:value-type="float" office:value="0.962" calcext:value-type="float">
            <text:p>0.962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11" calcext:value-type="float">
            <text:p>0.11</text:p>
          </table:table-cell>
          <table:table-cell office:value-type="float" office:value="0.038" calcext:value-type="float">
            <text:p>0.038</text:p>
          </table:table-cell>
          <table:table-cell office:value-type="float" office:value="0.955" calcext:value-type="float">
            <text:p>0.955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12" calcext:value-type="float">
            <text:p>0.12</text:p>
          </table:table-cell>
          <table:table-cell office:value-type="float" office:value="0.098" calcext:value-type="float">
            <text:p>0.098</text:p>
          </table:table-cell>
          <table:table-cell office:value-type="float" office:value="0.954" calcext:value-type="float">
            <text:p>0.954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15" calcext:value-type="float">
            <text:p>0.15</text:p>
          </table:table-cell>
          <table:table-cell office:value-type="float" office:value="0.513" calcext:value-type="float">
            <text:p>0.513</text:p>
          </table:table-cell>
          <table:table-cell office:value-type="float" office:value="0.927" calcext:value-type="float">
            <text:p>0.927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" calcext:value-type="float">
            <text:p>0.2</text:p>
          </table:table-cell>
          <table:table-cell office:value-type="float" office:value="0.986" calcext:value-type="float">
            <text:p>0.986</text:p>
          </table:table-cell>
          <table:table-cell office:value-type="float" office:value="0.893" calcext:value-type="float">
            <text:p>0.893</text:p>
          </table:table-cell>
          <table:table-cell office:value-type="float" office:value="0.077" calcext:value-type="float">
            <text:p>0.07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867" calcext:value-type="float">
            <text:p>0.867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782" calcext:value-type="float">
            <text:p>0.782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484" calcext:value-type="float">
            <text:p>0.484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Larger correlation between sex – ttr and implant – ttr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ta_I_M = 0.1</text:p>
          </table:table-cell>
          <table:table-cell table:number-columns-repeated="4"/>
        </table:table-row>
      </table:table>
      <table:table table:name="Sheet1_2_2" table:style-name="ta1">
        <table:shapes>
          <draw:frame draw:z-index="0" draw:style-name="gr1" draw:text-style-name="P1" svg:width="453.51pt" svg:height="255.09pt" svg:x="343.16pt" svg:y="2.83pt">
            <loext:p draw:notify-on-update-of-ranges="Sheet1_2_2.B2:Sheet1_2_2.B14 Sheet1_2_2.C1:Sheet1_2_2.C1 Sheet1_2_2.C2:Sheet1_2_2.C14 Sheet1_2_2.B2:Sheet1_2_2.B14 Sheet1_2_2.D1:Sheet1_2_2.D1 Sheet1_2_2.D2:Sheet1_2_2.D14 Sheet1_2_2.B2:Sheet1_2_2.B14 Sheet1_2_2.E1:Sheet1_2_2.E1 Sheet1_2_2.E2:Sheet1_2_2.E1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Theta_I_F</text:p>
          </table:table-cell>
          <table:table-cell office:value-type="string" calcext:value-type="string">
            <text:p>Sex – Implant</text:p>
          </table:table-cell>
          <table:table-cell office:value-type="string" calcext:value-type="string">
            <text:p>Sex – TTR</text:p>
          </table:table-cell>
          <table:table-cell office:value-type="string" calcext:value-type="string">
            <text:p>Implant – TTR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66" calcext:value-type="float">
            <text:p>0.56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03" calcext:value-type="float">
            <text:p>0.90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6" calcext:value-type="float">
            <text:p>0.96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4" calcext:value-type="float">
            <text:p>0.4</text:p>
          </table:table-cell>
          <table:table-cell office:value-type="float" office:value="0.594" calcext:value-type="float">
            <text:p>0.594</text:p>
          </table:table-cell>
          <table:table-cell office:value-type="float" office:value="1" calcext:value-type="float">
            <text:p>1</text:p>
          </table:table-cell>
          <table:table-cell office:value-type="float" office:value="0.987" calcext:value-type="float">
            <text:p>0.98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45" calcext:value-type="float">
            <text:p>0.45</text:p>
          </table:table-cell>
          <table:table-cell office:value-type="float" office:value="0.095" calcext:value-type="float">
            <text:p>0.095</text:p>
          </table:table-cell>
          <table:table-cell office:value-type="float" office:value="1" calcext:value-type="float">
            <text:p>1</text:p>
          </table:table-cell>
          <table:table-cell office:value-type="float" office:value="0.989" calcext:value-type="float">
            <text:p>0.98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9" calcext:value-type="float">
            <text:p>0.49</text:p>
          </table:table-cell>
          <table:table-cell office:value-type="float" office:value="0.021" calcext:value-type="float">
            <text:p>0.021</text:p>
          </table:table-cell>
          <table:table-cell office:value-type="float" office:value="1" calcext:value-type="float">
            <text:p>1</text:p>
          </table:table-cell>
          <table:table-cell office:value-type="float" office:value="0.991" calcext:value-type="float">
            <text:p>0.99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" calcext:value-type="float">
            <text:p>0.5</text:p>
          </table:table-cell>
          <table:table-cell office:value-type="float" office:value="0.033" calcext:value-type="float">
            <text:p>0.033</text:p>
          </table:table-cell>
          <table:table-cell office:value-type="float" office:value="1" calcext:value-type="float">
            <text:p>1</text:p>
          </table:table-cell>
          <table:table-cell office:value-type="float" office:value="0.994" calcext:value-type="float">
            <text:p>0.99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1" calcext:value-type="float">
            <text:p>0.51</text:p>
          </table:table-cell>
          <table:table-cell office:value-type="float" office:value="0.035" calcext:value-type="float">
            <text:p>0.035</text:p>
          </table:table-cell>
          <table:table-cell office:value-type="float" office:value="1" calcext:value-type="float">
            <text:p>1</text:p>
          </table:table-cell>
          <table:table-cell office:value-type="float" office:value="0.994" calcext:value-type="float">
            <text:p>0.99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5" calcext:value-type="float">
            <text:p>0.55</text:p>
          </table:table-cell>
          <table:table-cell office:value-type="float" office:value="0.334" calcext:value-type="float">
            <text:p>0.334</text:p>
          </table:table-cell>
          <table:table-cell office:value-type="float" office:value="1" calcext:value-type="float">
            <text:p>1</text:p>
          </table:table-cell>
          <table:table-cell office:value-type="float" office:value="0.978" calcext:value-type="float">
            <text:p>0.97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6" calcext:value-type="float">
            <text:p>0.6</text:p>
          </table:table-cell>
          <table:table-cell office:value-type="float" office:value="0.862" calcext:value-type="float">
            <text:p>0.862</text:p>
          </table:table-cell>
          <table:table-cell office:value-type="float" office:value="1" calcext:value-type="float">
            <text:p>1</text:p>
          </table:table-cell>
          <table:table-cell office:value-type="float" office:value="0.982" calcext:value-type="float">
            <text:p>0.98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14" calcext:value-type="float">
            <text:p>0.91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999" calcext:value-type="float">
            <text:p>0.999</text:p>
          </table:table-cell>
          <table:table-cell office:value-type="float" office:value="0.674" calcext:value-type="float">
            <text:p>0.67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83" calcext:value-type="float">
            <text:p>0.983</text:p>
          </table:table-cell>
          <table:table-cell office:value-type="float" office:value="0.191" calcext:value-type="float">
            <text:p>0.191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Strong correlation between sex – implant and sex – TT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ta_I_M = 0.5</text:p>
          </table:table-cell>
          <table:table-cell table:number-columns-repeated="4"/>
        </table:table-row>
      </table:table>
      <table:table table:name="Sheet1_2_2_2" table:style-name="ta1">
        <table:shapes>
          <draw:frame draw:z-index="0" draw:style-name="gr1" draw:text-style-name="P1" svg:width="453.51pt" svg:height="255.09pt" svg:x="333.72pt" svg:y="1.7pt">
            <loext:p draw:notify-on-update-of-ranges="Sheet1_2_2_2.B1:Sheet1_2_2_2.B1 Sheet1_2_2_2.B2:Sheet1_2_2_2.B14 Sheet1_2_2_2.C1:Sheet1_2_2_2.C1 Sheet1_2_2_2.C2:Sheet1_2_2_2.C14 Sheet1_2_2_2.B1:Sheet1_2_2_2.B1 Sheet1_2_2_2.B2:Sheet1_2_2_2.B14 Sheet1_2_2_2.D1:Sheet1_2_2_2.D1 Sheet1_2_2_2.D2:Sheet1_2_2_2.D1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number-columns-repeated="2"/>
          <table:table-cell office:value-type="string" calcext:value-type="string">
            <text:p>Sex → Implant</text:p>
          </table:table-cell>
          <table:table-cell office:value-type="string" calcext:value-type="string">
            <text:p>Implant → Sex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051" calcext:value-type="float">
            <text:p>0.0051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</text:p>
          </table:table-cell>
          <table:table-cell office:value-type="float" office:value="0.0952" calcext:value-type="float">
            <text:p>0.0952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1" calcext:value-type="float">
            <text:p>0.5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0.0269" calcext:value-type="float">
            <text:p>0.0269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0197" calcext:value-type="float">
            <text:p>0.0197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086" calcext:value-type="float">
            <text:p>0.086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325" calcext:value-type="float">
            <text:p>0.325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9" calcext:value-type="float">
            <text:p>0.9</text:p>
          </table:table-cell>
          <table:table-cell office:value-type="float" office:value="0.007" calcext:value-type="float">
            <text:p>0.007</text:p>
          </table:table-cell>
          <table:table-cell office:value-type="float" office:value="0.797" calcext:value-type="float">
            <text:p>0.797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Proportion of graphs with connection between Sex and Impla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at have either of these two directions</text:p>
          </table:table-cell>
          <table:table-cell table:number-columns-repeated="4"/>
        </table:table-row>
      </table:table>
      <table:table table:name="Sheet1_2_2_2_2" table:style-name="ta1">
        <table:shapes>
          <draw:frame draw:z-index="0" draw:style-name="gr1" draw:text-style-name="P1" svg:width="453.51pt" svg:height="255.09pt" svg:x="309.54pt" svg:y="6.6pt">
            <loext:p draw:notify-on-update-of-ranges="Sheet1_2_2_2_2.B1:Sheet1_2_2_2_2.B1 Sheet1_2_2_2_2.B2:Sheet1_2_2_2_2.B14 Sheet1_2_2_2_2.C1:Sheet1_2_2_2_2.C1 Sheet1_2_2_2_2.C2:Sheet1_2_2_2_2.C14 Sheet1_2_2_2_2.B1:Sheet1_2_2_2_2.B1 Sheet1_2_2_2_2.B2:Sheet1_2_2_2_2.B14 Sheet1_2_2_2_2.D1:Sheet1_2_2_2_2.D1 Sheet1_2_2_2_2.D2:Sheet1_2_2_2_2.D1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table:number-columns-repeated="2"/>
          <table:table-cell office:value-type="string" calcext:value-type="string">
            <text:p>Sex → TTR</text:p>
          </table:table-cell>
          <table:table-cell office:value-type="string" calcext:value-type="string">
            <text:p>TTR → Sex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4" calcext:value-type="float">
            <text:p>0.4</text:p>
          </table:table-cell>
          <table:table-cell office:value-type="float" office:value="0.12" calcext:value-type="float">
            <text:p>0.12</text:p>
          </table:table-cell>
          <table:table-cell office:value-type="float" office:value="0.003" calcext:value-type="float">
            <text:p>0.003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45" calcext:value-type="float">
            <text:p>0.45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9" calcext:value-type="float">
            <text:p>0.49</text:p>
          </table:table-cell>
          <table:table-cell office:value-type="float" office:value="0.932" calcext:value-type="float">
            <text:p>0.932</text:p>
          </table:table-cell>
          <table:table-cell office:value-type="float" office:value="0.002" calcext:value-type="float">
            <text:p>0.002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" calcext:value-type="float">
            <text:p>0.5</text:p>
          </table:table-cell>
          <table:table-cell office:value-type="float" office:value="0.944" calcext:value-type="float">
            <text:p>0.9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1" calcext:value-type="float">
            <text:p>0.51</text:p>
          </table:table-cell>
          <table:table-cell office:value-type="float" office:value="0.945" calcext:value-type="float">
            <text:p>0.9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5" calcext:value-type="float">
            <text:p>0.55</text:p>
          </table:table-cell>
          <table:table-cell office:value-type="float" office:value="0.652" calcext:value-type="float">
            <text:p>0.652</text:p>
          </table:table-cell>
          <table:table-cell office:value-type="float" office:value="0.009" calcext:value-type="float">
            <text:p>0.009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6" calcext:value-type="float">
            <text:p>0.6</text:p>
          </table:table-cell>
          <table:table-cell office:value-type="float" office:value="0.135" calcext:value-type="float">
            <text:p>0.135</text:p>
          </table:table-cell>
          <table:table-cell office:value-type="float" office:value="0.017" calcext:value-type="float">
            <text:p>0.017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086" calcext:value-type="float">
            <text:p>0.086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3253" calcext:value-type="float">
            <text:p>0.3253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8108" calcext:value-type="float">
            <text:p>0.8108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Proportion of graphs with connection between Sex and TT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at have either of these two directions</text:p>
          </table:table-cell>
          <table:table-cell table:number-columns-repeated="4"/>
        </table:table-row>
      </table:table>
      <table:table table:name="Sheet1_2_2_2_2_2" table:style-name="ta1">
        <table:shapes>
          <draw:frame draw:z-index="0" draw:style-name="gr1" draw:text-style-name="P1" svg:width="453.51pt" svg:height="255.09pt" svg:x="353.85pt" svg:y="20.49pt">
            <loext:p draw:notify-on-update-of-ranges="Sheet1_2_2_2_2_2.B1:Sheet1_2_2_2_2_2.B1 Sheet1_2_2_2_2_2.B2:Sheet1_2_2_2_2_2.B14 Sheet1_2_2_2_2_2.C1:Sheet1_2_2_2_2_2.C1 Sheet1_2_2_2_2_2.C2:Sheet1_2_2_2_2_2.C14 Sheet1_2_2_2_2_2.B1:Sheet1_2_2_2_2_2.B1 Sheet1_2_2_2_2_2.B2:Sheet1_2_2_2_2_2.B14 Sheet1_2_2_2_2_2.D1:Sheet1_2_2_2_2_2.D1 Sheet1_2_2_2_2_2.D2:Sheet1_2_2_2_2_2.D14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table:number-columns-repeated="2"/>
          <table:table-cell office:value-type="string" calcext:value-type="string">
            <text:p>Implant → TTR</text:p>
          </table:table-cell>
          <table:table-cell office:value-type="string" calcext:value-type="string">
            <text:p>TTR → Implant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4" calcext:value-type="float">
            <text:p>0.4</text:p>
          </table:table-cell>
          <table:table-cell office:value-type="float" office:value="0.1216" calcext:value-type="float">
            <text:p>0.12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45" calcext:value-type="float">
            <text:p>0.45</text:p>
          </table:table-cell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9" calcext:value-type="float">
            <text:p>0.49</text:p>
          </table:table-cell>
          <table:table-cell office:value-type="float" office:value="0.9405" calcext:value-type="float">
            <text:p>0.94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" calcext:value-type="float">
            <text:p>0.5</text:p>
          </table:table-cell>
          <table:table-cell office:value-type="float" office:value="0.9497" calcext:value-type="float">
            <text:p>0.94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1" calcext:value-type="float">
            <text:p>0.51</text:p>
          </table:table-cell>
          <table:table-cell office:value-type="float" office:value="0.9507" calcext:value-type="float">
            <text:p>0.95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5" calcext:value-type="float">
            <text:p>0.5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6" calcext:value-type="float">
            <text:p>0.6</text:p>
          </table:table-cell>
          <table:table-cell office:value-type="float" office:value="0.1375" calcext:value-type="float">
            <text:p>0.13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0366" calcext:value-type="float">
            <text:p>0.0366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Proportion of graphs with connection between Implant and TT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at have either of these two direction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1">00/00/0000</text:date>, <text:time style:data-style-name="N2" text:time-value="09:44:02.5477895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31T21:58:24.782184019</meta:creation-date>
    <meta:editing-duration>PT4H3M23S</meta:editing-duration>
    <meta:editing-cycles>4</meta:editing-cycles>
    <meta:generator>LibreOffice/5.3.4.2$Linux_X86_64 LibreOffice_project/30m0$Build-2</meta:generator>
    <dc:date>2017-08-01T14:28:55.547556820</dc:date>
    <meta:document-statistic meta:table-count="6" meta:cell-count="330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07cm" svg:y="3.722cm" style:legend-expansion="high" chart:style-name="ch2"/>
        <chart:plot-area chart:style-name="ch3" table:cell-range-address="Sheet1.B1:Sheet1.E9" chart:data-source-has-labels="row" svg:x="0.32cm" svg:y="0.18cm" svg:width="11.767cm" svg:height="8.64cm">
          <chartooo:coordinate-region svg:x="1.074cm" svg:y="0.374cm" svg:width="10.76cm" svg:height="7.8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9" chart:label-cell-address="Sheet1.C1:Sheet1.C1" chart:class="chart:scatter">
            <chart:domain table:cell-range-address="Sheet1.B2:Sheet1.B9"/>
            <chart:data-point chart:repeated="8"/>
          </chart:series>
          <chart:series chart:style-name="ch7" chart:values-cell-range-address="Sheet1.D2:Sheet1.D9" chart:label-cell-address="Sheet1.D1:Sheet1.D1" chart:class="chart:scatter">
            <chart:data-point chart:repeated="8"/>
          </chart:series>
          <chart:series chart:style-name="ch8" chart:values-cell-range-address="Sheet1.E2:Sheet1.E9" chart:label-cell-address="Sheet1.E1:Sheet1.E1" chart:class="chart:scatte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ex – Implant</text:p>
                <draw:g>
                  <svg:desc>Sheet1.C1:Sheet1.C1</svg:desc>
                </draw:g>
              </table:table-cell>
              <table:table-cell office:value-type="string">
                <text:p>Sex – TTR</text:p>
                <draw:g>
                  <svg:desc>Sheet1.D1:Sheet1.D1</svg:desc>
                </draw:g>
              </table:table-cell>
              <table:table-cell office:value-type="string">
                <text:p>Implant – TTR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B2:Sheet1.B9</svg:desc>
                </draw:g>
              </table:table-cell>
              <table:table-cell office:value-type="float" office:value="0.04">
                <text:p>0.04</text:p>
                <draw:g>
                  <svg:desc>Sheet1.C2:Sheet1.C9</svg:desc>
                </draw:g>
              </table:table-cell>
              <table:table-cell office:value-type="float" office:value="0.577">
                <text:p>0.577</text:p>
                <draw:g>
                  <svg:desc>Sheet1.D2:Sheet1.D9</svg:desc>
                </draw:g>
              </table:table-cell>
              <table:table-cell office:value-type="float" office:value="0.022">
                <text:p>0.022</text:p>
                <draw:g>
                  <svg:desc>Sheet1.E2:Sheet1.E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">
                <text:p>0.11</text:p>
              </table:table-cell>
              <table:table-cell office:value-type="float" office:value="0.067">
                <text:p>0.067</text:p>
              </table:table-cell>
              <table:table-cell office:value-type="float" office:value="0.552">
                <text:p>0.552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">
                <text:p>0.12</text:p>
              </table:table-cell>
              <table:table-cell office:value-type="float" office:value="0.107">
                <text:p>0.107</text:p>
              </table:table-cell>
              <table:table-cell office:value-type="float" office:value="0.561">
                <text:p>0.561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575">
                <text:p>0.575</text:p>
              </table:table-cell>
              <table:table-cell office:value-type="float" office:value="0.477">
                <text:p>0.477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99">
                <text:p>0.99</text:p>
              </table:table-cell>
              <table:table-cell office:value-type="float" office:value="0.39">
                <text:p>0.39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0.378">
                <text:p>0.378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312">
                <text:p>0.312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0.142">
                <text:p>0.142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07cm" svg:y="3.722cm" style:legend-expansion="high" chart:style-name="ch2"/>
        <chart:plot-area chart:style-name="ch3" table:cell-range-address="Sheet1_2.B2:Sheet1_2.E9 Sheet1_2.C1:Sheet1_2.E1" chart:data-source-has-labels="row" svg:x="0.32cm" svg:y="0.18cm" svg:width="11.767cm" svg:height="8.64cm">
          <chartooo:coordinate-region svg:x="1.074cm" svg:y="0.374cm" svg:width="10.76cm" svg:height="7.8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_2.C2:Sheet1_2.C9" chart:label-cell-address="Sheet1_2.C1:Sheet1_2.C1" chart:class="chart:scatter">
            <chart:domain table:cell-range-address="Sheet1_2.B2:Sheet1_2.B9"/>
            <chart:data-point chart:repeated="8"/>
          </chart:series>
          <chart:series chart:style-name="ch7" chart:values-cell-range-address="Sheet1_2.D2:Sheet1_2.D9" chart:label-cell-address="Sheet1_2.D1:Sheet1_2.D1" chart:class="chart:scatter">
            <chart:data-point chart:repeated="8"/>
          </chart:series>
          <chart:series chart:style-name="ch8" chart:values-cell-range-address="Sheet1_2.E2:Sheet1_2.E9" chart:label-cell-address="Sheet1_2.E1:Sheet1_2.E1" chart:class="chart:scatte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ex – Implant</text:p>
                <draw:g>
                  <svg:desc>Sheet1_2.C1:Sheet1_2.C1</svg:desc>
                </draw:g>
              </table:table-cell>
              <table:table-cell office:value-type="string">
                <text:p>Sex – TTR</text:p>
                <draw:g>
                  <svg:desc>Sheet1_2.D1:Sheet1_2.D1</svg:desc>
                </draw:g>
              </table:table-cell>
              <table:table-cell office:value-type="string">
                <text:p>Implant – TTR</text:p>
                <draw:g>
                  <svg:desc>Sheet1_2.E1:Sheet1_2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_2.B2:Sheet1_2.B9</svg:desc>
                </draw:g>
              </table:table-cell>
              <table:table-cell office:value-type="float" office:value="0.028">
                <text:p>0.028</text:p>
                <draw:g>
                  <svg:desc>Sheet1_2.C2:Sheet1_2.C9</svg:desc>
                </draw:g>
              </table:table-cell>
              <table:table-cell office:value-type="float" office:value="0.962">
                <text:p>0.962</text:p>
                <draw:g>
                  <svg:desc>Sheet1_2.D2:Sheet1_2.D9</svg:desc>
                </draw:g>
              </table:table-cell>
              <table:table-cell office:value-type="float" office:value="0.003">
                <text:p>0.003</text:p>
                <draw:g>
                  <svg:desc>Sheet1_2.E2:Sheet1_2.E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">
                <text:p>0.11</text:p>
              </table:table-cell>
              <table:table-cell office:value-type="float" office:value="0.038">
                <text:p>0.038</text:p>
              </table:table-cell>
              <table:table-cell office:value-type="float" office:value="0.955">
                <text:p>0.955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">
                <text:p>0.12</text:p>
              </table:table-cell>
              <table:table-cell office:value-type="float" office:value="0.098">
                <text:p>0.098</text:p>
              </table:table-cell>
              <table:table-cell office:value-type="float" office:value="0.954">
                <text:p>0.954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513">
                <text:p>0.513</text:p>
              </table:table-cell>
              <table:table-cell office:value-type="float" office:value="0.927">
                <text:p>0.92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986">
                <text:p>0.986</text:p>
              </table:table-cell>
              <table:table-cell office:value-type="float" office:value="0.893">
                <text:p>0.893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0.867">
                <text:p>0.867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782">
                <text:p>0.782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0.484">
                <text:p>0.484</text:p>
              </table:table-cell>
              <table:table-cell office:value-type="float" office:value="0.033">
                <text:p>0.0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07cm" svg:y="3.722cm" style:legend-expansion="high" chart:style-name="ch2"/>
        <chart:plot-area chart:style-name="ch3" table:cell-range-address="Sheet1_2_2.B2:Sheet1_2_2.E14 Sheet1_2_2.C1:Sheet1_2_2.E1" chart:data-source-has-labels="row" svg:x="0.32cm" svg:y="0.18cm" svg:width="11.767cm" svg:height="8.64cm">
          <chartooo:coordinate-region svg:x="1.074cm" svg:y="0.374cm" svg:width="10.912cm" svg:height="7.8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_2_2.C2:Sheet1_2_2.C14" chart:label-cell-address="Sheet1_2_2.C1:Sheet1_2_2.C1" chart:class="chart:scatter">
            <chart:domain table:cell-range-address="Sheet1_2_2.B2:Sheet1_2_2.B14"/>
            <chart:data-point chart:repeated="13"/>
          </chart:series>
          <chart:series chart:style-name="ch7" chart:values-cell-range-address="Sheet1_2_2.D2:Sheet1_2_2.D14" chart:label-cell-address="Sheet1_2_2.D1:Sheet1_2_2.D1" chart:class="chart:scatter">
            <chart:data-point chart:repeated="13"/>
          </chart:series>
          <chart:series chart:style-name="ch8" chart:values-cell-range-address="Sheet1_2_2.E2:Sheet1_2_2.E14" chart:label-cell-address="Sheet1_2_2.E1:Sheet1_2_2.E1" chart:class="chart:scatte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ex – Implant</text:p>
                <draw:g>
                  <svg:desc>Sheet1_2_2.C1:Sheet1_2_2.C1</svg:desc>
                </draw:g>
              </table:table-cell>
              <table:table-cell office:value-type="string">
                <text:p>Sex – TTR</text:p>
                <draw:g>
                  <svg:desc>Sheet1_2_2.D1:Sheet1_2_2.D1</svg:desc>
                </draw:g>
              </table:table-cell>
              <table:table-cell office:value-type="string">
                <text:p>Implant – TTR</text:p>
                <draw:g>
                  <svg:desc>Sheet1_2_2.E1:Sheet1_2_2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_2_2.B2:Sheet1_2_2.B14</svg:desc>
                </draw:g>
              </table:table-cell>
              <table:table-cell office:value-type="float" office:value="1">
                <text:p>1</text:p>
                <draw:g>
                  <svg:desc>Sheet1_2_2.C2:Sheet1_2_2.C14</svg:desc>
                </draw:g>
              </table:table-cell>
              <table:table-cell office:value-type="float" office:value="1">
                <text:p>1</text:p>
                <draw:g>
                  <svg:desc>Sheet1_2_2.D2:Sheet1_2_2.D14</svg:desc>
                </draw:g>
              </table:table-cell>
              <table:table-cell office:value-type="float" office:value="0.566">
                <text:p>0.566</text:p>
                <draw:g>
                  <svg:desc>Sheet1_2_2.E2:Sheet1_2_2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03">
                <text:p>0.9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66">
                <text:p>0.9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0.594">
                <text:p>0.594</text:p>
              </table:table-cell>
              <table:table-cell office:value-type="float" office:value="1">
                <text:p>1</text:p>
              </table:table-cell>
              <table:table-cell office:value-type="float" office:value="0.987">
                <text:p>0.9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5">
                <text:p>0.45</text:p>
              </table:table-cell>
              <table:table-cell office:value-type="float" office:value="0.095">
                <text:p>0.095</text:p>
              </table:table-cell>
              <table:table-cell office:value-type="float" office:value="1">
                <text:p>1</text:p>
              </table:table-cell>
              <table:table-cell office:value-type="float" office:value="0.989">
                <text:p>0.9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9">
                <text:p>0.49</text:p>
              </table:table-cell>
              <table:table-cell office:value-type="float" office:value="0.021">
                <text:p>0.021</text:p>
              </table:table-cell>
              <table:table-cell office:value-type="float" office:value="1">
                <text:p>1</text:p>
              </table:table-cell>
              <table:table-cell office:value-type="float" office:value="0.991">
                <text:p>0.9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.033">
                <text:p>0.033</text:p>
              </table:table-cell>
              <table:table-cell office:value-type="float" office:value="1">
                <text:p>1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1">
                <text:p>0.51</text:p>
              </table:table-cell>
              <table:table-cell office:value-type="float" office:value="0.035">
                <text:p>0.035</text:p>
              </table:table-cell>
              <table:table-cell office:value-type="float" office:value="1">
                <text:p>1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5">
                <text:p>0.55</text:p>
              </table:table-cell>
              <table:table-cell office:value-type="float" office:value="0.334">
                <text:p>0.334</text:p>
              </table:table-cell>
              <table:table-cell office:value-type="float" office:value="1">
                <text:p>1</text:p>
              </table:table-cell>
              <table:table-cell office:value-type="float" office:value="0.978">
                <text:p>0.9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">
                <text:p>0.6</text:p>
              </table:table-cell>
              <table:table-cell office:value-type="float" office:value="0.862">
                <text:p>0.862</text:p>
              </table:table-cell>
              <table:table-cell office:value-type="float" office:value="1">
                <text:p>1</text:p>
              </table:table-cell>
              <table:table-cell office:value-type="float" office:value="0.982">
                <text:p>0.9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14">
                <text:p>0.9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0.999">
                <text:p>0.999</text:p>
              </table:table-cell>
              <table:table-cell office:value-type="float" office:value="0.674">
                <text:p>0.6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0.983">
                <text:p>0.983</text:p>
              </table:table-cell>
              <table:table-cell office:value-type="float" office:value="0.191">
                <text:p>0.1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Linux_X86_64 LibreOffice_project/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288cm" svg:y="3.965cm" style:legend-expansion="high" chart:style-name="ch2"/>
        <chart:plot-area chart:style-name="ch3" table:cell-range-address="Sheet1_2_2_2.B1:Sheet1_2_2_2.D14" chart:data-source-has-labels="row" svg:x="0.32cm" svg:y="0.18cm" svg:width="11.648cm" svg:height="8.64cm">
          <chartooo:coordinate-region svg:x="1.074cm" svg:y="0.373cm" svg:width="10.793cm" svg:height="7.8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_2_2_2.C2:Sheet1_2_2_2.C14" chart:label-cell-address="Sheet1_2_2_2.C1:Sheet1_2_2_2.C1" chart:class="chart:scatter">
            <chart:domain table:cell-range-address="Sheet1_2_2_2.B2:Sheet1_2_2_2.B14"/>
            <chart:data-point chart:repeated="13"/>
          </chart:series>
          <chart:series chart:style-name="ch7" chart:values-cell-range-address="Sheet1_2_2_2.D2:Sheet1_2_2_2.D14" chart:label-cell-address="Sheet1_2_2_2.D1:Sheet1_2_2_2.D1" chart:class="chart:scatter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ex → Implant</text:p>
                <draw:g>
                  <svg:desc>Sheet1_2_2_2.C1:Sheet1_2_2_2.C1</svg:desc>
                </draw:g>
              </table:table-cell>
              <table:table-cell office:value-type="string">
                <text:p>Implant → Sex</text:p>
                <draw:g>
                  <svg:desc>Sheet1_2_2_2.D1:Sheet1_2_2_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_2_2_2.B2:Sheet1_2_2_2.B14</svg:desc>
                </draw:g>
              </table:table-cell>
              <table:table-cell office:value-type="float" office:value="0">
                <text:p>0</text:p>
                <draw:g>
                  <svg:desc>Sheet1_2_2_2.C2:Sheet1_2_2_2.C14</svg:desc>
                </draw:g>
              </table:table-cell>
              <table:table-cell office:value-type="float" office:value="0">
                <text:p>0</text:p>
                <draw:g>
                  <svg:desc>Sheet1_2_2_2.D2:Sheet1_2_2_2.D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0051">
                <text:p>0.00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9">
                <text:p>0.49</text:p>
              </table:table-cell>
              <table:table-cell office:value-type="float" office:value="0">
                <text:p>0</text:p>
              </table:table-cell>
              <table:table-cell office:value-type="float" office:value="0.0952">
                <text:p>0.09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1">
                <text:p>0.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0.0269">
                <text:p>0.02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.0197">
                <text:p>0.01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">
                <text:p>0.9</text:p>
              </table:table-cell>
              <table:table-cell office:value-type="float" office:value="0.007">
                <text:p>0.007</text:p>
              </table:table-cell>
              <table:table-cell office:value-type="float" office:value="0.797">
                <text:p>0.79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Linux_X86_64 LibreOffice_project/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91cm" svg:y="3.965cm" style:legend-expansion="high" chart:style-name="ch2"/>
        <chart:plot-area chart:style-name="ch3" table:cell-range-address="Sheet1_2_2_2_2.B1:Sheet1_2_2_2_2.D14" chart:data-source-has-labels="row" svg:x="0.32cm" svg:y="0.18cm" svg:width="12.151cm" svg:height="8.64cm">
          <chartooo:coordinate-region svg:x="1.074cm" svg:y="0.373cm" svg:width="11.296cm" svg:height="7.8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_2_2_2_2.C2:Sheet1_2_2_2_2.C14" chart:label-cell-address="Sheet1_2_2_2_2.C1:Sheet1_2_2_2_2.C1" chart:class="chart:scatter">
            <chart:domain table:cell-range-address="Sheet1_2_2_2_2.B2:Sheet1_2_2_2_2.B14"/>
            <chart:data-point chart:repeated="13"/>
          </chart:series>
          <chart:series chart:style-name="ch7" chart:values-cell-range-address="Sheet1_2_2_2_2.D2:Sheet1_2_2_2_2.D14" chart:label-cell-address="Sheet1_2_2_2_2.D1:Sheet1_2_2_2_2.D1" chart:class="chart:scatter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ex → TTR</text:p>
                <draw:g>
                  <svg:desc>Sheet1_2_2_2_2.C1:Sheet1_2_2_2_2.C1</svg:desc>
                </draw:g>
              </table:table-cell>
              <table:table-cell office:value-type="string">
                <text:p>TTR → Sex</text:p>
                <draw:g>
                  <svg:desc>Sheet1_2_2_2_2.D1:Sheet1_2_2_2_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_2_2_2_2.B2:Sheet1_2_2_2_2.B14</svg:desc>
                </draw:g>
              </table:table-cell>
              <table:table-cell office:value-type="float" office:value="0">
                <text:p>0</text:p>
                <draw:g>
                  <svg:desc>Sheet1_2_2_2_2.C2:Sheet1_2_2_2_2.C14</svg:desc>
                </draw:g>
              </table:table-cell>
              <table:table-cell office:value-type="float" office:value="0">
                <text:p>0</text:p>
                <draw:g>
                  <svg:desc>Sheet1_2_2_2_2.D2:Sheet1_2_2_2_2.D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0.12">
                <text:p>0.12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5">
                <text:p>0.45</text:p>
              </table:table-cell>
              <table:table-cell office:value-type="float" office:value="0.633">
                <text:p>0.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9">
                <text:p>0.49</text:p>
              </table:table-cell>
              <table:table-cell office:value-type="float" office:value="0.932">
                <text:p>0.932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.944">
                <text:p>0.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1">
                <text:p>0.51</text:p>
              </table:table-cell>
              <table:table-cell office:value-type="float" office:value="0.945">
                <text:p>0.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5">
                <text:p>0.55</text:p>
              </table:table-cell>
              <table:table-cell office:value-type="float" office:value="0.652">
                <text:p>0.652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">
                <text:p>0.6</text:p>
              </table:table-cell>
              <table:table-cell office:value-type="float" office:value="0.135">
                <text:p>0.135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3253">
                <text:p>0.32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8108">
                <text:p>0.810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Linux_X86_64 LibreOffice_project/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235cm" svg:y="3.965cm" style:legend-expansion="high" chart:style-name="ch2"/>
        <chart:plot-area chart:style-name="ch3" table:cell-range-address="Sheet1_2_2_2_2_2.B1:Sheet1_2_2_2_2_2.D14" chart:data-source-has-labels="row" svg:x="0.32cm" svg:y="0.18cm" svg:width="11.595cm" svg:height="8.64cm">
          <chartooo:coordinate-region svg:x="1.074cm" svg:y="0.373cm" svg:width="10.74cm" svg:height="7.8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_2_2_2_2_2.C2:Sheet1_2_2_2_2_2.C14" chart:label-cell-address="Sheet1_2_2_2_2_2.C1:Sheet1_2_2_2_2_2.C1" chart:class="chart:scatter">
            <chart:domain table:cell-range-address="Sheet1_2_2_2_2_2.B2:Sheet1_2_2_2_2_2.B14"/>
            <chart:data-point chart:repeated="13"/>
          </chart:series>
          <chart:series chart:style-name="ch7" chart:values-cell-range-address="Sheet1_2_2_2_2_2.D2:Sheet1_2_2_2_2_2.D14" chart:label-cell-address="Sheet1_2_2_2_2_2.D1:Sheet1_2_2_2_2_2.D1" chart:class="chart:scatter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Implant → TTR</text:p>
                <draw:g>
                  <svg:desc>Sheet1_2_2_2_2_2.C1:Sheet1_2_2_2_2_2.C1</svg:desc>
                </draw:g>
              </table:table-cell>
              <table:table-cell office:value-type="string">
                <text:p>TTR → Implant</text:p>
                <draw:g>
                  <svg:desc>Sheet1_2_2_2_2_2.D1:Sheet1_2_2_2_2_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_2_2_2_2_2.B2:Sheet1_2_2_2_2_2.B14</svg:desc>
                </draw:g>
              </table:table-cell>
              <table:table-cell office:value-type="float" office:value="0">
                <text:p>0</text:p>
                <draw:g>
                  <svg:desc>Sheet1_2_2_2_2_2.C2:Sheet1_2_2_2_2_2.C14</svg:desc>
                </draw:g>
              </table:table-cell>
              <table:table-cell office:value-type="float" office:value="0">
                <text:p>0</text:p>
                <draw:g>
                  <svg:desc>Sheet1_2_2_2_2_2.D2:Sheet1_2_2_2_2_2.D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0.1216">
                <text:p>0.1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5">
                <text:p>0.45</text:p>
              </table:table-cell>
              <table:table-cell office:value-type="float" office:value="0.64">
                <text:p>0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9">
                <text:p>0.49</text:p>
              </table:table-cell>
              <table:table-cell office:value-type="float" office:value="0.9405">
                <text:p>0.9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.9497">
                <text:p>0.9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1">
                <text:p>0.51</text:p>
              </table:table-cell>
              <table:table-cell office:value-type="float" office:value="0.9507">
                <text:p>0.9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5">
                <text:p>0.55</text:p>
              </table:table-cell>
              <table:table-cell office:value-type="float" office:value="0.6667">
                <text:p>0.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">
                <text:p>0.6</text:p>
              </table:table-cell>
              <table:table-cell office:value-type="float" office:value="0.1375">
                <text:p>0.1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0366">
                <text:p>0.036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Linux_X86_64 LibreOffice_project/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